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.04" calcext:value-type="float">
            <text:p>-1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.94" calcext:value-type="float">
            <text:p>-1.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21:05.654825847</meta:creation-date>
    <dc:date>2018-11-06T17:22:29.858259967</dc:date>
    <meta:editing-duration>PT1M24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